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3.8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023360252" calcext:value-type="float">
            <text:p>1,023360252</text:p>
          </table:table-cell>
          <table:table-cell office:value-type="float" office:value="0.5940432549" calcext:value-type="float">
            <text:p>0,5940432549</text:p>
          </table:table-cell>
          <table:table-cell office:value-type="float" office:value="0.0006548359524" calcext:value-type="float">
            <text:p>0,000654836</text:p>
          </table:table-cell>
          <table:table-cell office:value-type="float" office:value="0.00003274179835" calcext:value-type="float">
            <text:p>3,274179835E-0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16" calcext:value-type="float">
            <text:p>15816</text:p>
          </table:table-cell>
          <table:table-cell office:value-type="float" office:value="1.050841212" calcext:value-type="float">
            <text:p>1,050841212</text:p>
          </table:table-cell>
          <table:table-cell office:value-type="float" office:value="0.5970394611" calcext:value-type="float">
            <text:p>0,5970394611</text:p>
          </table:table-cell>
          <table:table-cell office:value-type="float" office:value="0.0004575462372" calcext:value-type="float">
            <text:p>0,0004575462</text:p>
          </table:table-cell>
          <table:table-cell office:value-type="float" office:value="0.00003268187356" calcext:value-type="float">
            <text:p>3,268187356E-0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47" calcext:value-type="float">
            <text:p>15847</text:p>
          </table:table-cell>
          <table:table-cell office:value-type="float" office:value="1.088733077" calcext:value-type="float">
            <text:p>1,088733077</text:p>
          </table:table-cell>
          <table:table-cell office:value-type="float" office:value="0.5996743441" calcext:value-type="float">
            <text:p>0,5996743441</text:p>
          </table:table-cell>
          <table:table-cell office:value-type="float" office:value="0.001663405099" calcext:value-type="float">
            <text:p>0,0016634051</text:p>
          </table:table-cell>
          <table:table-cell office:value-type="float" office:value="0.00003261578604" calcext:value-type="float">
            <text:p>3,261578604E-0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61" calcext:value-type="float">
            <text:p>15961</text:p>
          </table:table-cell>
          <table:table-cell office:value-type="float" office:value="1.075258255" calcext:value-type="float">
            <text:p>1,075258255</text:p>
          </table:table-cell>
          <table:table-cell office:value-type="float" office:value="0.5988141298" calcext:value-type="float">
            <text:p>0,5988141298</text:p>
          </table:table-cell>
          <table:table-cell office:value-type="float" office:value="0.001521872822" calcext:value-type="float">
            <text:p>0,0015218728</text:p>
          </table:table-cell>
          <table:table-cell office:value-type="float" office:value="0.00003238027421" calcext:value-type="float">
            <text:p>3,238027421E-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46" calcext:value-type="float">
            <text:p>16046</text:p>
          </table:table-cell>
          <table:table-cell office:value-type="float" office:value="1.061669827" calcext:value-type="float">
            <text:p>1,061669827</text:p>
          </table:table-cell>
          <table:table-cell office:value-type="float" office:value="0.5995647907" calcext:value-type="float">
            <text:p>0,5995647907</text:p>
          </table:table-cell>
          <table:table-cell office:value-type="float" office:value="0.001159494976" calcext:value-type="float">
            <text:p>0,001159495</text:p>
          </table:table-cell>
          <table:table-cell office:value-type="float" office:value="0.00006441638834" calcext:value-type="float">
            <text:p>6,441638834E-0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24" calcext:value-type="float">
            <text:p>16124</text:p>
          </table:table-cell>
          <table:table-cell office:value-type="float" office:value="1.070781827" calcext:value-type="float">
            <text:p>1,070781827</text:p>
          </table:table-cell>
          <table:table-cell office:value-type="float" office:value="0.5987144113" calcext:value-type="float">
            <text:p>0,5987144113</text:p>
          </table:table-cell>
          <table:table-cell office:value-type="float" office:value="0.001185973408" calcext:value-type="float">
            <text:p>0,0011859734</text:p>
          </table:table-cell>
          <table:table-cell office:value-type="float" office:value="0.00003205333633" calcext:value-type="float">
            <text:p>3,205333633E-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213" calcext:value-type="float">
            <text:p>16213</text:p>
          </table:table-cell>
          <table:table-cell office:value-type="float" office:value="1.15934217" calcext:value-type="float">
            <text:p>1,15934217</text:p>
          </table:table-cell>
          <table:table-cell office:value-type="float" office:value="0.5976792574" calcext:value-type="float">
            <text:p>0,5976792574</text:p>
          </table:table-cell>
          <table:table-cell office:value-type="float" office:value="0.001083734445" calcext:value-type="float">
            <text:p>0,0010837344</text:p>
          </table:table-cell>
          <table:table-cell office:value-type="float" office:value="0.00003187454058" calcext:value-type="float">
            <text:p>3,187454058E-0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05" calcext:value-type="float">
            <text:p>16305</text:p>
          </table:table-cell>
          <table:table-cell office:value-type="float" office:value="1.195543051" calcext:value-type="float">
            <text:p>1,195543051</text:p>
          </table:table-cell>
          <table:table-cell office:value-type="float" office:value="0.5996040106" calcext:value-type="float">
            <text:p>0,5996040106</text:p>
          </table:table-cell>
          <table:table-cell office:value-type="float" office:value="0.0008239581948" calcext:value-type="float">
            <text:p>0,0008239582</text:p>
          </table:table-cell>
          <table:table-cell table:style-name="ce1" office:value-type="float" office:value="0.00003169069896" calcext:value-type="float">
            <text:p>3,169069896E-0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370" calcext:value-type="float">
            <text:p>16370</text:p>
          </table:table-cell>
          <table:table-cell office:value-type="float" office:value="1.070687532" calcext:value-type="float">
            <text:p>1,070687532</text:p>
          </table:table-cell>
          <table:table-cell office:value-type="float" office:value="0.5983411074" calcext:value-type="float">
            <text:p>0,5983411074</text:p>
          </table:table-cell>
          <table:table-cell office:value-type="float" office:value="0.0003472003154" calcext:value-type="float">
            <text:p>0,0003472003</text:p>
          </table:table-cell>
          <table:table-cell office:value-type="float" office:value="0.00003156366438" calcext:value-type="float">
            <text:p>3,156366438E-0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411" calcext:value-type="float">
            <text:p>16411</text:p>
          </table:table-cell>
          <table:table-cell office:value-type="float" office:value="1.059415221" calcext:value-type="float">
            <text:p>1,059415221</text:p>
          </table:table-cell>
          <table:table-cell office:value-type="float" office:value="0.5999997854" calcext:value-type="float">
            <text:p>0,5999997854</text:p>
          </table:table-cell>
          <table:table-cell office:value-type="float" office:value="0.0003148614487" calcext:value-type="float">
            <text:p>0,0003148614</text:p>
          </table:table-cell>
          <table:table-cell office:value-type="float" office:value="0.00003148614633" calcext:value-type="float">
            <text:p>3,148614633E-005</text:p>
          </table:table-cell>
          <table:table-cell/>
        </table:table-row>
        <table:table-row table:style-name="ro1">
          <table:table-cell table:number-columns-repeated="2"/>
          <table:table-cell table:formula="of:=AVERAGE([.C2:.C11])" office:value-type="float" office:value="1.0855632424" calcext:value-type="float">
            <text:p>1,0855632424</text:p>
          </table:table-cell>
          <table:table-cell table:formula="of:=AVERAGE([.D2:.D11])" office:value-type="float" office:value="0.59834745527" calcext:value-type="float">
            <text:p>0,5983474553</text:p>
          </table:table-cell>
          <table:table-cell table:formula="of:=AVERAGE([.E2:.E11])" office:value-type="float" office:value="0.00092128828985" calcext:value-type="float">
            <text:p>0,0009212883</text:p>
          </table:table-cell>
          <table:table-cell table:formula="of:=AVERAGE([.F2:.F11])" office:value-type="float" office:value="0.000035350450708" calcext:value-type="float">
            <text:p>3,5350450708E-005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7:42:40.138175078</meta:creation-date>
    <dc:date>2014-01-27T17:47:42.011526139</dc:date>
    <meta:editing-duration>P0D</meta:editing-duration>
    <meta:editing-cycles>1</meta:editing-cycles>
    <meta:document-statistic meta:table-count="1" meta:cell-count="70" meta:object-count="0"/>
    <meta:generator>LibreOffice/4.1.4.2$Linux_X86_64 LibreOffice_project/410m0$Build-2</meta:generator>
  </office:meta>
</office:document-meta>
</file>